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6F90000069D5000062640E212FFE5F05C828.wmf" manifest:media-type="image/x-wmf"/>
  <manifest:file-entry manifest:full-path="Pictures/10000201000002DD000002AAADB8BCB7E4AB0009.png" manifest:media-type="image/png"/>
  <manifest:file-entry manifest:full-path="Pictures/100000000000024F0000020CBA7FE02B7556409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NSimSun" svg:font-family="NSimSun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 style:master-page-name="MP0">
      <style:table-properties style:width="19.029cm" fo:margin-left="0cm" style:page-number="auto" table:align="left"/>
    </style:style>
    <style:style style:name="Table2.A" style:family="table-column">
      <style:table-column-properties style:column-width="2.182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1.894cm"/>
    </style:style>
    <style:style style:name="Table2.D" style:family="table-column">
      <style:table-column-properties style:column-width="12.25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9.02cm" fo:margin-left="0.004cm" table:align="left"/>
    </style:style>
    <style:style style:name="Table3.A" style:family="table-column">
      <style:table-column-properties style:column-width="2.568cm"/>
    </style:style>
    <style:style style:name="Table3.B" style:family="table-column">
      <style:table-column-properties style:column-width="12.502cm"/>
    </style:style>
    <style:style style:name="Table3.C" style:family="table-column">
      <style:table-column-properties style:column-width="1.947cm"/>
    </style:style>
    <style:style style:name="Table3.D" style:family="table-column">
      <style:table-column-properties style:column-width="2.002cm"/>
    </style:style>
    <style:style style:name="Table3.1" style:family="table-row">
      <style:table-row-properties style:row-height="0.654cm" style:use-optimal-row-height="false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2" style:family="table-row">
      <style:table-row-properties style:row-height="0.656cm" style:use-optimal-row-height="false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97cm" fo:border="0.25pt solid #000000" style:writing-mode="lr-tb"/>
    </style:style>
    <style:style style:name="P1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loext:opacity="100%" style:font-name="DejaVu Sans" fo:font-weight="bold" style:font-weight-asian="bold" style:font-name-complex="DejaVu Sans" style:font-weight-complex="bold"/>
    </style:style>
    <style:style style:name="P5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P6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7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8" style:family="paragraph" style:parent-style-name="Text_20_body">
      <style:paragraph-properties fo:margin-left="0.035cm" fo:margin-right="0.009cm" fo:margin-top="0cm" fo:margin-bottom="0cm" style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9" style:family="paragraph" style:parent-style-name="Table_20_Contents">
      <style:paragraph-properties fo:text-align="justify" style:justify-single-word="false" fo:break-before="pag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0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officeooo:rsid="00151279" officeooo:paragraph-rsid="00151279" style:font-size-asian="10pt" style:font-weight-asian="bold" style:font-name-complex="Comic Sans MS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officeooo:rsid="00199b14" officeooo:paragraph-rsid="00199b14" style:font-size-asian="10pt" style:font-weight-asian="bold" style:font-name-complex="Comic Sans MS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6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7" style:family="paragraph" style:parent-style-name="Table_20_Contents">
      <style:paragraph-properties fo:text-align="center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8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officeooo:rsid="00199b14" officeooo:paragraph-rsid="00199b14" style:font-size-asian="10pt" style:font-style-asian="italic" style:font-name-complex="DejaVu Sans" style:font-size-complex="10pt" style:font-style-complex="italic"/>
    </style:style>
    <style:style style:name="P19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fo:font-weight="bold" officeooo:rsid="00199b14" officeooo:paragraph-rsid="00199b14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0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style:font-size-asian="10pt" style:font-name-complex="DejaVu Sans" style:font-size-complex="10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8.524cm" style:type="right"/>
        </style:tab-stops>
      </style:paragraph-properties>
    </style:style>
    <style:style style:name="T1" style:family="text">
      <style:text-properties fo:color="#000000" loext:opacity="100%" style:font-name="DejaVu Sans" fo:font-weight="bold" style:font-weight-asian="bold" style:font-name-complex="DejaVu Sans" style:font-weight-complex="bold"/>
    </style:style>
    <style:style style:name="T2" style:family="text">
      <style:text-properties officeooo:rsid="0013dd3c"/>
    </style:style>
    <style:style style:name="T3" style:family="text">
      <style:text-properties officeooo:rsid="0016e83f"/>
    </style:style>
    <style:style style:name="T4" style:family="text">
      <style:text-properties officeooo:rsid="0018ae43"/>
    </style:style>
    <style:style style:name="T5" style:family="text">
      <style:text-properties officeooo:rsid="00199b14"/>
    </style:style>
    <style:style style:name="fr1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899289759536">
          <table:table-cell table:style-name="Table2.A1" office:value-type="string">
            <text:p text:style-name="P9">Curso:</text:p>
          </table:table-cell>
          <table:table-cell table:style-name="Table2.A1" office:value-type="string">
            <text:p text:style-name="P11">20<text:span text:style-name="T4">2</text:span><text:span text:style-name="T5">1</text:span>-20<text:span text:style-name="T3">22</text:span></text:p>
          </table:table-cell>
          <table:table-cell table:style-name="Table2.A1" office:value-type="string">
            <text:p text:style-name="P15">Ciclo:</text:p>
          </table:table-cell>
          <table:table-cell table:style-name="Table2.D1" office:value-type="string">
            <text:p text:style-name="P10">D<text:span text:style-name="T3">ESARROLLO</text:span> DE APLICACIONES WEB</text:p>
          </table:table-cell>
        </table:table-row>
        <table:table-row table:style-name="TableLine2899289761168">
          <table:table-cell table:style-name="Table2.A2" office:value-type="string">
            <text:p text:style-name="P15">Fecha:</text:p>
          </table:table-cell>
          <table:table-cell table:style-name="Table2.A2" office:value-type="string">
            <text:p text:style-name="P13">23/09/2021</text:p>
          </table:table-cell>
          <table:table-cell table:style-name="Table2.A2" office:value-type="string">
            <text:p text:style-name="P15">Módulo:</text:p>
          </table:table-cell>
          <table:table-cell table:style-name="Table2.D2" office:value-type="string">
            <text:p text:style-name="P10">D<text:span text:style-name="T2">esarrollo Web en Entorno Cliente</text:span></text:p>
          </table:table-cell>
        </table:table-row>
        <table:table-row table:style-name="TableLine2899289749472">
          <table:table-cell table:style-name="Table2.A2" office:value-type="string">
            <text:p text:style-name="P15">Tipo:</text:p>
          </table:table-cell>
          <table:table-cell table:style-name="Table2.A2" office:value-type="string">
            <text:p text:style-name="P14"><text:s/></text:p>
          </table:table-cell>
          <table:table-cell table:style-name="Table2.A2" office:value-type="string">
            <text:p text:style-name="P15">Profesor:</text:p>
          </table:table-cell>
          <table:table-cell table:style-name="Table2.D2" office:value-type="string">
            <text:p text:style-name="P12">Yolanda Gómez Millán</text:p>
          </table:table-cell>
        </table:table-row>
        <table:table-row table:style-name="TableLine2899374931792">
          <table:table-cell table:style-name="Table2.A2" office:value-type="string">
            <text:p text:style-name="P15">Ejercicio:</text:p>
          </table:table-cell>
          <table:table-cell table:style-name="Table2.D2" table:number-columns-spanned="3" office:value-type="string">
            <text:p text:style-name="P10"><text:s/><text:span text:style-name="T5">1.1 Editores de código </text:span></text:p>
          </table:table-cell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Apellidos:</text:p>
          </table:table-cell>
          <table:table-cell table:style-name="Table3.A1" office:value-type="string">
            <text:p text:style-name="P19">M´hamad Mohamed</text:p>
          </table:table-cell>
          <table:table-cell table:style-name="Table3.C1" table:number-rows-spanned="2" office:value-type="string">
            <text:p text:style-name="P17">Nota:</text:p>
          </table:table-cell>
          <table:table-cell table:style-name="Table3.D2" table:number-rows-spanned="2" office:value-type="string">
            <text:p text:style-name="P20"/>
          </table:table-cell>
        </table:table-row>
        <table:table-row table:style-name="Table3.2">
          <table:table-cell table:style-name="Table3.A2" office:value-type="string">
            <text:p text:style-name="P16">Nombre:</text:p>
          </table:table-cell>
          <table:table-cell table:style-name="Table3.B2" office:value-type="string">
            <text:p text:style-name="P18">Sheila</text:p>
          </table:table-cell>
          <table:covered-table-cell/>
          <table:covered-table-cell/>
        </table:table-row>
      </table:table>
      <text:p text:style-name="P21"/>
      <text:p text:style-name="P21"/>
      <text:p text:style-name="P21">1.1. Code editors</text:p>
      <text:p text:style-name="P21">You must install several code editors in a virtual machine, analyze their use and make a report specifying what is requested below. </text:p>
      <text:p text:style-name="P21"/>
      <text:p text:style-name="P21"><text:s/>Use the DWEC practice template document and comment on the following about 3 code editors for JavaScript, html, and css: </text:p>
      <text:p text:style-name="P21"/>
      <text:p text:style-name="P21">Supported platforms. </text:p>
      <text:p text:style-name="P21">Usage features. </text:p>
      <text:p text:style-name="P21">Popularity. </text:p>
      <text:p text:style-name="P21">Image of its interface with a test example. For this, you must install it in a virtual machine and test it. </text:p>
      <text:p text:style-name="P21">Personal opinion on its use and which one would you recommend. For this section, you will need a comparison table. </text:p>
      <text:p text:style-name="P21">Send the document in PDF format and with your personal data filled in.</text:p>
      <text:p text:style-name="P21"/>
      <text:p text:style-name="P21">Both the content and the presentation of the document will be valued.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NSimSun" svg:font-family="NSimSun" style:font-family-generic="system" style:font-pitch="variable"/>
    <style:font-face style:name="Nimbus Sans L" svg:font-family="'Nimbus Sans L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Nimbus Roman No9 L" fo:font-family="'Nimbus Roman No9 L'" style:font-family-generic="roman" style:font-pitch="variable" style:font-name-asian="Nimbus Sans L" style:font-family-asian="'Nimbus Sans L'" style:font-family-generic-asian="system" style:font-pitch-asian="variable" style:font-name-complex="Lucidasans" style:font-family-complex="Lucidasans" style:font-family-generic-complex="system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Nimbus Sans L" fo:font-family="'Nimbus Sans L'" style:font-family-generic="system" style:font-pitch="variable" fo:font-size="14pt" style:font-name-asian="Andale Sans UI" style:font-family-asian="'Andale Sans UI'" style:font-family-generic-asian="system" style:font-pitch-asian="variable" style:font-size-asian="14pt" style:font-size-complex="14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_30__5f_PREGUNTA_20_NUMEROS" style:display-name="0_PREGUNTA NUMEROS" style:family="paragraph" style:parent-style-name="Standard">
      <style:paragraph-properties fo:margin-top="0.423cm" fo:margin-bottom="0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DATOS_20_PERSONALES" style:display-name="DATOS PERSONALES" style:family="paragraph" style:parent-style-name="Standard">
      <style:paragraph-properties fo:margin-top="0.247cm" fo:margin-bottom="0.247cm" style:contextual-spacing="false" fo:hyphenation-ladder-count="no-limit"/>
      <style:text-properties fo:color="#ffcc99" loext:opacity="100%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Abc" style:family="paragraph" style:parent-style-name="_30__5f_PREGUNTA_20_NUMEROS">
      <style:paragraph-properties fo:margin-top="0.212cm" fo:margin-bottom="0cm" style:contextual-spacing="false" fo:hyphenation-ladder-count="no-limit"/>
      <style:text-properties fo:font-size="10pt" fo:font-weight="normal" style:font-size-asian="10pt" style:font-weight-asian="normal"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family-generic="system" fo:font-size="9pt" style:font-name-asian="StarSymbol" style:font-family-asian="StarSymbol, 'Arial Unicode MS'" style:font-family-generic-asian="system" style:font-size-asian="9pt" style:font-name-complex="StarSymbol" style:font-family-complex="StarSymbol, 'Arial Unicode MS'" style:font-family-generic-complex="system" style:font-size-complex="9pt"/>
    </style:style>
    <style:style style:name="WW8Num3z0" style:family="text">
      <style:text-properties fo:color="#339966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7.779cm"/>
    </style:style>
    <style:style style:name="Table1.C" style:family="table-column">
      <style:table-column-properties style:column-width="3.836cm"/>
    </style:style>
    <style:style style:name="Table1.D" style:family="table-column">
      <style:table-column-properties style:column-width="5.507cm"/>
    </style:style>
    <style:style style:name="Table1.A1" style:family="table-cell">
      <style:table-cell-properties fo:padding="0.097cm" fo:border="none" style:writing-mode="lr-tb"/>
    </style:style>
    <style:style style:name="Table1.B1" style:family="table-cell">
      <style:table-cell-properties style:vertical-align="middle" fo:padding="0.097cm" fo:border="none" style:writing-mode="lr-tb"/>
    </style:style>
    <style:style style:name="MP1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loext:opacity="100%" style:font-name="DejaVu Sans" fo:font-weight="bold" style:font-weight-asian="bold" style:font-name-complex="DejaVu Sans" style:font-weight-complex="bold"/>
    </style:style>
    <style:style style:name="MP5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P6" style:family="paragraph" style:parent-style-name="Text_20_body">
      <style:paragraph-properties fo:margin-left="0.035cm" fo:margin-right="0.009cm" fo:margin-top="0cm" fo:margin-bottom="0cm" style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P7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MP8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T1" style:family="text">
      <style:text-properties fo:color="#000000" loext:opacity="100%" style:font-name="DejaVu Sans" fo:font-weight="bold" style:font-weight-asian="bold" style:font-name-complex="DejaVu Sans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2.203cm" fo:margin-left="0cm" fo:margin-right="0cm" fo:margin-bottom="0cm" style:dynamic-spacing="true"/>
      </style:header-style>
      <style:footer-style>
        <style:header-footer-properties fo:min-height="0.81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2899374937232">
            <table:table-cell table:style-name="Table1.A1" office:value-type="string">
              <text:p text:style-name="MP4"><draw:frame draw:style-name="Mfr1" draw:name="gráficos1" text:anchor-type="paragraph" svg:x="-0.049cm" svg:y="0.388cm" svg:width="1.813cm" style:rel-width="scale" svg:height="1.528cm" style:rel-height="scale" draw:z-index="0"><draw:image xlink:href="Pictures/10006F90000069D5000062640E212FFE5F05C828.wmf" xlink:type="simple" xlink:show="embed" xlink:actuate="onLoad" draw:mime-type="image/x-wmf"/><draw:image xlink:href="Pictures/10000201000002DD000002AAADB8BCB7E4AB0009.png" xlink:type="simple" xlink:show="embed" xlink:actuate="onLoad" draw:mime-type="image/png"/></draw:frame></text:p>
            </table:table-cell>
            <table:table-cell table:style-name="Table1.B1" office:value-type="string">
              <text:p text:style-name="MP5">IES Leopoldo Queipo</text:p>
              <text:p text:style-name="MP6">Melilla</text:p>
            </table:table-cell>
            <table:table-cell table:style-name="Table1.A1" office:value-type="string">
              <text:p text:style-name="MP7"><text:span text:style-name="Fuente_20_de_20_párrafo_20_predeter."><text:span text:style-name="MT1"><draw:frame draw:style-name="Mfr2" draw:name="gráficos7" text:anchor-type="as-char" svg:width="1.501cm" style:rel-width="scale" svg:height="1.33cm" style:rel-height="scale" draw:z-index="1"><draw:image xlink:href="Pictures/100000000000024F0000020CBA7FE02B75564094.png" xlink:type="simple" xlink:show="embed" xlink:actuate="onLoad" draw:mime-type="image/png"/></draw:frame></text:span></text:span></text:p>
            </table:table-cell>
            <table:table-cell table:style-name="Table1.B1" office:value-type="string">
              <text:p text:style-name="MP8">Departamento de Informática y Comunicaciones</text:p>
            </table:table-cell>
          </table:table-row>
        </table:table>
        <text:p text:style-name="MP1"/>
      </style:header>
      <style:footer>
        <text:p text:style-name="MP2"/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meta:initial-creator>profesor</meta:initial-creator>
    <meta:creation-date>2017-09-28T11:45:00Z</meta:creation-date>
    <dc:date>2021-09-24T10:00:00.662000000</dc:date>
    <meta:print-date>2013-04-09T10:51:00Z</meta:print-date>
    <meta:editing-cycles>8</meta:editing-cycles>
    <meta:editing-duration>PT14M7S</meta:editing-duration>
    <meta:document-statistic meta:table-count="3" meta:image-count="2" meta:object-count="0" meta:page-count="1" meta:paragraph-count="33" meta:word-count="156" meta:character-count="971" meta:non-whitespace-character-count="835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plantilla_DIW_2017-2018%20(1).odt/Normal.dotm"/>
  </office:meta>
</office:document-meta>
</file>